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1.48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8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8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7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46" table:default-cell-style-name="ce1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5-3 運輸部門能源消費</text:p>
          </table:table-cell>
          <table:covered-table-cell table:number-columns-repeated="8" table:style-name="ce1"/>
          <table:table-cell table:style-name="ce9" table:number-columns-repeated="1015"/>
        </table:table-row>
        <table:table-row table:style-name="ro2">
          <table:table-cell table:style-name="ce2" office:value-type="string" calcext:value-type="string">
            <text:p>民國 110年11月</text:p>
          </table:table-cell>
          <table:table-cell table:style-name="ce10" table:number-columns-spanned="8" table:number-rows-spanned="1"/>
          <table:covered-table-cell table:number-columns-repeated="7" table:style-name="ce10"/>
          <table:table-cell table:style-name="ce20" table:number-columns-repeated="1015"/>
        </table:table-row>
        <table:table-row table:style-name="ro3">
          <table:table-cell table:style-name="ce3" office:value-type="string" calcext:value-type="string">
            <text:p>能源種類</text:p>
          </table:table-cell>
          <table:table-cell table:style-name="ce3" office:value-type="string" calcext:value-type="string">
            <text:p>單位</text:p>
          </table:table-cell>
          <table:table-cell table:style-name="ce14" office:value-type="string" calcext:value-type="string">
            <text:p>合計</text:p>
          </table:table-cell>
          <table:table-cell table:style-name="ce14" office:value-type="string" calcext:value-type="string">
            <text:p>國內航空</text:p>
          </table:table-cell>
          <table:table-cell table:style-name="ce14" office:value-type="string" calcext:value-type="string">
            <text:p>公路</text:p>
          </table:table-cell>
          <table:table-cell table:style-name="ce14" office:value-type="string" calcext:value-type="string">
            <text:p>鐵路</text:p>
          </table:table-cell>
          <table:table-cell table:style-name="ce14" office:value-type="string" calcext:value-type="string">
            <text:p>管線運輸</text:p>
          </table:table-cell>
          <table:table-cell table:style-name="ce14" office:value-type="string" calcext:value-type="string">
            <text:p>國內水運</text:p>
          </table:table-cell>
          <table:table-cell table:style-name="ce14" office:value-type="string" calcext:value-type="string">
            <text:p>其他</text:p>
          </table:table-cell>
          <table:table-cell table:style-name="ce20" table:number-columns-repeated="1015"/>
        </table:table-row>
        <table:table-row table:style-name="ro4">
          <table:table-cell table:style-name="ce4" office:value-type="string" calcext:value-type="string">
            <text:p>石油產品</text:p>
          </table:table-cell>
          <table:table-cell table:style-name="ce11" office:value-type="string" calcext:value-type="string">
            <text:p>公秉油當量</text:p>
          </table:table-cell>
          <table:table-cell table:style-name="ce15" office:value-type="float" office:value="982144.719954585" calcext:value-type="float">
            <text:p><text:s/>982,145 <text:s text:c="5"/></text:p>
          </table:table-cell>
          <table:table-cell table:style-name="ce15" office:value-type="float" office:value="4766.52977777778" calcext:value-type="float">
            <text:p><text:s/>4,767 <text:s text:c="5"/></text:p>
          </table:table-cell>
          <table:table-cell table:style-name="ce15" office:value-type="float" office:value="970405.88551014" calcext:value-type="float">
            <text:p><text:s/>970,406 <text:s text:c="5"/></text:p>
          </table:table-cell>
          <table:table-cell table:number-columns-repeated="2" table:style-name="ce15" office:value-type="float" office:value="0" calcext:value-type="float">
            <text:p>- <text:s text:c="6"/></text:p>
          </table:table-cell>
          <table:table-cell table:style-name="ce15" office:value-type="float" office:value="6972.30466666667" calcext:value-type="float">
            <text:p><text:s/>6,972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液化石油氣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1257.269539" calcext:value-type="float">
            <text:p><text:s/>1,257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1257.269539" calcext:value-type="float">
            <text:p><text:s/>1,257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航空汽油</text:p>
          </table:table-cell>
          <table:table-cell table:style-name="ce12" office:value-type="string" calcext:value-type="string">
            <text:p>公　　　　秉</text:p>
          </table:table-cell>
          <table:table-cell table:number-columns-repeated="6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車用汽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720522.147" calcext:value-type="float">
            <text:p><text:s/>720,522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720522.147" calcext:value-type="float">
            <text:p><text:s/>720,522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航空燃油</text:p>
          </table:table-cell>
          <table:table-cell table:style-name="ce12" office:value-type="string" calcext:value-type="string">
            <text:p>公　　　　秉</text:p>
          </table:table-cell>
          <table:table-cell table:number-columns-repeated="2" table:style-name="ce15" office:value-type="float" office:value="5362.346" calcext:value-type="float">
            <text:p><text:s/>5,362 <text:s text:c="5"/></text:p>
          </table:table-cell>
          <table:table-cell table:number-columns-repeated="4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柴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373144.974" calcext:value-type="float">
            <text:p><text:s/>373,145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369671.219" calcext:value-type="float">
            <text:p><text:s/>369,671 <text:s text:c="5"/></text:p>
          </table:table-cell>
          <table:table-cell table:number-columns-repeated="2" table:style-name="ce15" office:value-type="float" office:value="0" calcext:value-type="float">
            <text:p>- <text:s text:c="6"/></text:p>
          </table:table-cell>
          <table:table-cell table:style-name="ce15" office:value-type="float" office:value="3473.755" calcext:value-type="float">
            <text:p><text:s/>3,474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　燃料油</text:p>
          </table:table-cell>
          <table:table-cell table:style-name="ce12" office:value-type="string" calcext:value-type="string">
            <text:p>公　　　　秉</text:p>
          </table:table-cell>
          <table:table-cell table:style-name="ce15" office:value-type="float" office:value="3497" calcext:value-type="float">
            <text:p><text:s/>3,497 <text:s text:c="5"/></text:p>
          </table:table-cell>
          <table:table-cell table:number-columns-repeated="4" table:style-name="ce15" office:value-type="float" office:value="0" calcext:value-type="float">
            <text:p>- <text:s text:c="6"/></text:p>
          </table:table-cell>
          <table:table-cell table:style-name="ce15" office:value-type="float" office:value="3497" calcext:value-type="float">
            <text:p><text:s/>3,497 <text:s text:c="5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生質能及廢棄物</text:p>
          </table:table-cell>
          <table:table-cell table:style-name="ce12" office:value-type="string" calcext:value-type="string">
            <text:p>公秉油當量</text:p>
          </table:table-cell>
          <table:table-cell table:style-name="ce15" office:value-type="float" office:value="0.746666666666667" calcext:value-type="float">
            <text:p><text:s/>1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5" office:value-type="float" office:value="0.746666666666667" calcext:value-type="float">
            <text:p><text:s/>1 <text:s text:c="5"/></text:p>
          </table:table-cell>
          <table:table-cell table:number-columns-repeated="3"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5" office:value-type="string" calcext:value-type="string">
            <text:p>電力</text:p>
          </table:table-cell>
          <table:table-cell table:style-name="ce12" office:value-type="string" calcext:value-type="string">
            <text:p>千　　　　度</text:p>
          </table:table-cell>
          <table:table-cell table:style-name="ce15" office:value-type="float" office:value="118814.69838" calcext:value-type="float">
            <text:p><text:s/>118,815 <text:s text:c="5"/></text:p>
          </table:table-cell>
          <table:table-cell table:number-columns-repeated="2" table:style-name="ce15" office:value-type="float" office:value="0" calcext:value-type="float">
            <text:p>- <text:s text:c="6"/></text:p>
          </table:table-cell>
          <table:table-cell table:style-name="ce15" office:value-type="float" office:value="116707.817" calcext:value-type="float">
            <text:p><text:s/>116,708 <text:s text:c="5"/></text:p>
          </table:table-cell>
          <table:table-cell table:style-name="ce15" office:value-type="float" office:value="2106.88138" calcext:value-type="float">
            <text:p><text:s/>2,107 <text:s text:c="5"/></text:p>
          </table:table-cell>
          <table:table-cell table:style-name="ce15" office:value-type="float" office:value="0" calcext:value-type="float">
            <text:p>- <text:s text:c="6"/></text:p>
          </table:table-cell>
          <table:table-cell table:style-name="ce18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4">
          <table:table-cell table:style-name="ce6" office:value-type="string" calcext:value-type="string">
            <text:p>合計</text:p>
          </table:table-cell>
          <table:table-cell table:style-name="ce13" office:value-type="string" calcext:value-type="string">
            <text:p>公秉油當量</text:p>
          </table:table-cell>
          <table:table-cell table:style-name="ce16" office:value-type="float" office:value="993498.871133118" calcext:value-type="float">
            <text:p><text:s/>993,499 <text:s text:c="5"/></text:p>
          </table:table-cell>
          <table:table-cell table:style-name="ce16" office:value-type="float" office:value="4766.52977777778" calcext:value-type="float">
            <text:p><text:s/>4,767 <text:s text:c="5"/></text:p>
          </table:table-cell>
          <table:table-cell table:style-name="ce16" office:value-type="float" office:value="970406.632176807" calcext:value-type="float">
            <text:p><text:s/>970,407 <text:s text:c="5"/></text:p>
          </table:table-cell>
          <table:table-cell table:style-name="ce16" office:value-type="float" office:value="11152.0802911111" calcext:value-type="float">
            <text:p><text:s/>11,152 <text:s text:c="5"/></text:p>
          </table:table-cell>
          <table:table-cell table:style-name="ce16" office:value-type="float" office:value="201.324220755556" calcext:value-type="float">
            <text:p><text:s/>201 <text:s text:c="5"/></text:p>
          </table:table-cell>
          <table:table-cell table:style-name="ce16" office:value-type="float" office:value="6972.30466666667" calcext:value-type="float">
            <text:p><text:s/>6,972 <text:s text:c="5"/></text:p>
          </table:table-cell>
          <table:table-cell table:style-name="ce19" office:value-type="float" office:value="0" calcext:value-type="float">
            <text:p>- <text:s text:c="6"/></text:p>
          </table:table-cell>
          <table:table-cell table:style-name="ce21" table:number-columns-repeated="1015"/>
        </table:table-row>
        <table:table-row table:style-name="ro5">
          <table:table-cell table:style-name="ce7" table:number-columns-spanned="9" table:number-rows-spanned="1"/>
          <table:covered-table-cell table:number-columns-repeated="8" table:style-name="ce7"/>
          <table:table-cell table:style-name="ce21" table:number-columns-repeated="1015"/>
        </table:table-row>
        <table:table-row table:style-name="ro6">
          <table:table-cell table:style-name="ce8" table:number-columns-repeated="2"/>
          <table:table-cell table:number-columns-repeated="1022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C$4"/>
        <table:named-range table:name="民國年月中字" table:base-cell-address="$Page1.$A$1" table:cell-range-address="$Page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7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7P2" style:volatile="true">
      <loext:text> </loext:text>
      <loext:fill-character> </loext:fill-character>
      <number:text>-   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78P1" style:volatile="true">
      <loext:text> </loext:text>
      <loext:fill-character> </loext:fill-character>
      <number:text>-</number:text>
      <number:number number:decimal-places="0" loext:min-decimal-places="0" number:min-integer-digits="1">
        <number:embedded-text number:position="3"> </number:embedded-text>
      </number:number>
      <number:text>     </number:text>
    </number:number-style>
    <number:number-style style:name="N178P2" style:volatile="true">
      <loext:text> </loext:text>
      <loext:fill-character> </loext:fill-character>
      <number:text>    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</number:text>
    </number:number-style>
    <number:number-style style:name="N181">
      <number:text>-    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</number:text>
    </number:number-style>
    <number:number-style style:name="N182">
      <number:text>…      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    </number:text>
    </number:number-style>
    <number:number-style style:name="N183">
      <number:text>-       </number:text>
      <style:map style:condition="value()&gt;0" style:apply-style-name="N183P0"/>
      <style:map style:condition="value()&lt;0" style:apply-style-name="N18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運輸部門能源消費(月)</dc:title>
    <dc:subject>運輸部門能源消費(月)</dc:subject>
    <meta:keyword>能源統計月報</meta:keyword>
    <dc:description>運輸部門能源消費(月)</dc:description>
    <meta:initial-creator>國際合作與能源統計科</meta:initial-creator>
    <meta:creation-date>2012-04-16T09:20:24</meta:creation-date>
    <dc:creator>方文秀</dc:creator>
    <dc:date>2021-12-29T20:16:42</dc:date>
    <meta:print-date>2021-12-29T20:16:39</meta:print-date>
    <meta:document-statistic meta:table-count="1" meta:cell-count="10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